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2708in" style:rel-column-width="12022*"/>
    </style:style>
    <style:style style:name="Table1.B" style:family="table-column">
      <style:table-column-properties style:column-width="1.0417in" style:rel-column-width="9854*"/>
    </style:style>
    <style:style style:name="Table1.C" style:family="table-column">
      <style:table-column-properties style:column-width="4.6146in" style:rel-column-width="43659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708in" style:rel-column-width="12022*"/>
    </style:style>
    <style:style style:name="Table4.B" style:family="table-column">
      <style:table-column-properties style:column-width="1.0417in" style:rel-column-width="9854*"/>
    </style:style>
    <style:style style:name="Table4.C" style:family="table-column">
      <style:table-column-properties style:column-width="4.6146in" style:rel-column-width="43659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2708in" style:rel-column-width="12022*"/>
    </style:style>
    <style:style style:name="Table2.B" style:family="table-column">
      <style:table-column-properties style:column-width="1.0417in" style:rel-column-width="9854*"/>
    </style:style>
    <style:style style:name="Table2.C" style:family="table-column">
      <style:table-column-properties style:column-width="4.6146in" style:rel-column-width="4365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708in" style:rel-column-width="12022*"/>
    </style:style>
    <style:style style:name="Table3.B" style:family="table-column">
      <style:table-column-properties style:column-width="1.0417in" style:rel-column-width="9854*"/>
    </style:style>
    <style:style style:name="Table3.C" style:family="table-column">
      <style:table-column-properties style:column-width="4.6146in" style:rel-column-width="4365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6" style:family="table-row">
      <style:table-row-properties style:min-row-height="0.2722in"/>
    </style:style>
    <style:style style:name="Table5" style:family="table">
      <style:table-properties style:width="4.5389in" table:align="margins"/>
    </style:style>
    <style:style style:name="Table5.A" style:family="table-column">
      <style:table-column-properties style:column-width="0.5042in" style:rel-column-width="7281*"/>
    </style:style>
    <style:style style:name="Table5.I" style:family="table-column">
      <style:table-column-properties style:column-width="0.5049in" style:rel-column-width="728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 style:data-style-name="N0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DDR + 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Field</text:p>
          </table:table-cell>
          <table:table-cell table:style-name="Table1.A1" office:value-type="string">
            <text:p text:style-name="P1">Size</text:p>
          </table:table-cell>
          <table:table-cell table:style-name="Table1.C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[15:0]</text:p>
          </table:table-cell>
          <table:table-cell table:style-name="Table1.C2" office:value-type="string">
            <text:p text:style-name="Table_20_Contents">Current X-coordinate of the sprite</text:p>
          </table:table-cell>
        </table:table-row>
      </table:table>
      <text:p text:style-name="Text_20_body"/>
      <text:p text:style-name="Text_20_body">ADDR + 1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">Field</text:p>
            </table:table-cell>
            <table:table-cell table:style-name="Table4.A1" office:value-type="string">
              <text:p text:style-name="P1">Size</text:p>
            </table:table-cell>
            <table:table-cell table:style-name="Table4.C1" office:value-type="string">
              <text:p text:style-name="P1">Description</text:p>
            </table:table-cell>
          </table:table-row>
        </table:table-header-rows>
        <table:table-row>
          <table:table-cell table:style-name="Table4.A2" office:value-type="string">
            <text:p text:style-name="Table_20_Contents">Sprite Y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Sprite table Y (index of upper left tile)</text:p>
          </table:table-cell>
        </table:table-row>
        <table:table-row>
          <table:table-cell table:style-name="Table4.A2" office:value-type="string">
            <text:p text:style-name="Table_20_Contents">Sprite X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Sprite table X (index of upper left tile) </text:p>
          </table:table-cell>
        </table:table-row>
        <table:table-row>
          <table:table-cell table:style-name="Table4.A2" office:value-type="string">
            <text:p text:style-name="Table_20_Contents">Sprite Tabl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>Which of the two 16x16 sprite tables to use.</text:p>
          </table:table-cell>
        </table:table-row>
        <table:table-row>
          <table:table-cell table:style-name="Table4.A2" office:value-type="string">
            <text:p text:style-name="Table_20_Contents">PaletteId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ID number of the palette this sprite will use.</text:p>
          </table:table-cell>
        </table:table-row>
        <table:table-row>
          <table:table-cell table:style-name="Table4.A2" office:value-type="string">
            <text:p text:style-name="Table_20_Contents">Unused</text:p>
          </table:table-cell>
          <table:table-cell table:style-name="Table4.A2" office:value-type="string">
            <text:p text:style-name="Table_20_Contents">[2:0]</text:p>
          </table:table-cell>
          <table:table-cell table:style-name="Table4.C2" office:value-type="string">
            <text:p text:style-name="Table_20_Contents">Unused space, available for more features.</text:p>
          </table:table-cell>
        </table:table-row>
      </table:table>
      <text:p text:style-name="Standard"/>
      <text:p text:style-name="Standard">ADDR + 2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">Field</text:p>
            </table:table-cell>
            <table:table-cell table:style-name="Table2.A1" office:value-type="string">
              <text:p text:style-name="P1">Size</text:p>
            </table:table-cell>
            <table:table-cell table:style-name="Table2.C1" office:value-type="string">
              <text:p text:style-name="P1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Y</text:p>
          </table:table-cell>
          <table:table-cell table:style-name="Table2.A2" office:value-type="string">
            <text:p text:style-name="Table_20_Contents">[15:0]</text:p>
          </table:table-cell>
          <table:table-cell table:style-name="Table2.C2" office:value-type="string">
            <text:p text:style-name="Table_20_Contents">Current Y-coordinate of the sprite</text:p>
          </table:table-cell>
        </table:table-row>
      </table:table>
      <text:p text:style-name="Text_20_body"/>
      <text:p text:style-name="Text_20_body">ADDR + 3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">Field</text:p>
            </table:table-cell>
            <table:table-cell table:style-name="Table3.A1" office:value-type="string">
              <text:p text:style-name="P1">Size</text:p>
            </table:table-cell>
            <table:table-cell table:style-name="Table3.C1" office:value-type="string">
              <text:p text:style-name="P1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Activ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True if sprite should be drawn.</text:p>
          </table:table-cell>
        </table:table-row>
        <table:table-row>
          <table:table-cell table:style-name="Table3.A2" office:value-type="string">
            <text:p text:style-name="Table_20_Contents">Z</text:p>
          </table:table-cell>
          <table:table-cell table:style-name="Table3.A2" office:value-type="string">
            <text:p text:style-name="Table_20_Contents">[1:0]</text:p>
          </table:table-cell>
          <table:table-cell table:style-name="Table3.C2" office:value-type="string">
            <text:p text:style-name="Table_20_Contents">Z-layer of the sprite. A sprite with a higher Z will be on top of a sprite with a lower Z.</text:p>
          </table:table-cell>
        </table:table-row>
        <table:table-row>
          <table:table-cell table:style-name="Table3.A2" office:value-type="string">
            <text:p text:style-name="Table_20_Contents">VFlip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ertically flipped if true.</text:p>
          </table:table-cell>
        </table:table-row>
        <table:table-row>
          <table:table-cell table:style-name="Table3.A2" office:value-type="string">
            <text:p text:style-name="Table_20_Contents">HFlip</text:p>
          </table:table-cell>
          <table:table-cell table:style-name="Table3.B5">
            <text:p text:style-name="Table_20_Contents"/>
          </table:table-cell>
          <table:table-cell table:style-name="Table3.C2" office:value-type="string">
            <text:p text:style-name="Table_20_Contents">Horizontally flipped if true. </text:p>
          </table:table-cell>
        </table:table-row>
        <table:table-row table:style-name="Table3.6">
          <table:table-cell table:style-name="Table3.A2" office:value-type="string">
            <text:p text:style-name="Table_20_Contents">SizeY</text:p>
          </table:table-cell>
          <table:table-cell table:style-name="Table3.A2" office:value-type="string">
            <text:p text:style-name="Table_20_Contents">[2:0]</text:p>
          </table:table-cell>
          <table:table-cell table:style-name="Table3.C2" office:value-type="string">
            <text:p text:style-name="Table_20_Contents">Vertical size of the sprite. Same format as SizeX.</text:p>
          </table:table-cell>
        </table:table-row>
        <table:table-row table:style-name="Table3.6">
          <table:table-cell table:style-name="Table3.A2" office:value-type="string">
            <text:p text:style-name="Table_20_Contents">SizeX</text:p>
          </table:table-cell>
          <table:table-cell table:style-name="Table3.A2" office:value-type="string">
            <text:p text:style-name="Table_20_Contents">[2:0]</text:p>
          </table:table-cell>
          <table:table-cell table:style-name="Table3.C2" office:value-type="string">
            <text:p text:style-name="Table_20_Contents">Horizontal size of the sprite.</text:p>
            <table:table table:name="Table5" table:style-name="Table5">
              <table:table-column table:style-name="Table5.A" table:number-columns-repeated="8"/>
              <table:table-column table:style-name="Table5.I"/>
              <table:table-row>
                <table:table-cell table:style-name="Table5.A1" office:value-type="string">
                  <text:p text:style-name="P2">Value</text:p>
                </table:table-cell>
                <table:table-cell table:style-name="Table5.B1" office:value-type="float" office:value="0">
                  <text:p text:style-name="Table_20_Contents">0</text:p>
                </table:table-cell>
                <table:table-cell table:style-name="Table5.B1" office:value-type="float" office:value="1">
                  <text:p text:style-name="Table_20_Contents">1</text:p>
                </table:table-cell>
                <table:table-cell table:style-name="Table5.B1" office:value-type="float" office:value="2">
                  <text:p text:style-name="Table_20_Contents">2</text:p>
                </table:table-cell>
                <table:table-cell table:style-name="Table5.B1" office:value-type="float" office:value="3">
                  <text:p text:style-name="Table_20_Contents">3</text:p>
                </table:table-cell>
                <table:table-cell table:style-name="Table5.B1" office:value-type="float" office:value="4">
                  <text:p text:style-name="Table_20_Contents">4</text:p>
                </table:table-cell>
                <table:table-cell table:style-name="Table5.B1" office:value-type="float" office:value="5">
                  <text:p text:style-name="Table_20_Contents">5</text:p>
                </table:table-cell>
                <table:table-cell table:style-name="Table5.B1" office:value-type="float" office:value="6">
                  <text:p text:style-name="Table_20_Contents">6</text:p>
                </table:table-cell>
                <table:table-cell table:style-name="Table5.I1" office:value-type="float" office:value="7">
                  <text:p text:style-name="Table_20_Contents">7</text:p>
                </table:table-cell>
              </table:table-row>
              <table:table-row>
                <table:table-cell table:style-name="Table5.A2" office:value-type="string">
                  <text:p text:style-name="P2">Pixels</text:p>
                </table:table-cell>
                <table:table-cell table:style-name="Table5.B2" office:value-type="float" office:value="8">
                  <text:p text:style-name="Table_20_Contents">8</text:p>
                </table:table-cell>
                <table:table-cell table:style-name="Table5.B2" office:value-type="float" office:value="16">
                  <text:p text:style-name="Table_20_Contents">16</text:p>
                </table:table-cell>
                <table:table-cell table:style-name="Table5.B2" office:value-type="float" office:value="24">
                  <text:p text:style-name="Table_20_Contents">24</text:p>
                </table:table-cell>
                <table:table-cell table:style-name="Table5.B2" office:value-type="float" office:value="32">
                  <text:p text:style-name="Table_20_Contents">32</text:p>
                </table:table-cell>
                <table:table-cell table:style-name="Table5.B2" office:value-type="float" office:value="40">
                  <text:p text:style-name="Table_20_Contents">40</text:p>
                </table:table-cell>
                <table:table-cell table:style-name="Table5.B2" office:value-type="float" office:value="48">
                  <text:p text:style-name="Table_20_Contents">48</text:p>
                </table:table-cell>
                <table:table-cell table:style-name="Table5.B2" office:value-type="float" office:value="56">
                  <text:p text:style-name="Table_20_Contents">56</text:p>
                </table:table-cell>
                <table:table-cell table:style-name="Table5.I2" office:value-type="float" office:value="64">
                  <text:p text:style-name="Table_20_Contents">64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Unused</text:p>
          </table:table-cell>
          <table:table-cell table:style-name="Table3.A2" office:value-type="string">
            <text:p text:style-name="Table_20_Contents">[4:0]</text:p>
          </table:table-cell>
          <table:table-cell table:style-name="Table3.C2" office:value-type="string">
            <text:p text:style-name="Table_20_Contents">Unused space, available for more features.</text:p>
          </table:table-cell>
        </table:table-row>
      </table:table>
      <text:p text:style-name="Text_20_body"/>
      <text:p text:style-name="Standard">Sprite data consists of 4 16-bit words, or 64 bits.</text:p>
      <text:p text:style-name="Standard"/>
      <text:p text:style-name="Standard">Currently, there are 128 sprites, comprising a 512 word block 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06T16:06:47.81</meta:creation-date>
    <dc:date>2010-10-19T00:18:00</dc:date>
    <dc:creator>Ashton Snelgrove</dc:creator>
    <meta:editing-duration>PT27H58M54S</meta:editing-duration>
    <meta:editing-cycles>27</meta:editing-cycles>
    <meta:generator>OpenOffice.org/3.2$Unix OpenOffice.org_project/320m12$Build-9483</meta:generator>
    <meta:document-statistic meta:table-count="5" meta:image-count="0" meta:object-count="0" meta:page-count="1" meta:paragraph-count="74" meta:word-count="195" meta:character-count="976"/>
  </office:meta>
</office:document-meta>
</file>